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text-properties officeooo:rsid="0010f3cb" officeooo:paragraph-rsid="0010f3cb"/>
    </style:style>
    <style:style style:name="P2" style:family="paragraph" style:parent-style-name="Header">
      <style:paragraph-properties fo:text-align="end" style:justify-single-word="false"/>
      <style:text-properties officeooo:rsid="0011ba64" officeooo:paragraph-rsid="0011ba64"/>
    </style:style>
    <style:style style:name="P3" style:family="paragraph" style:parent-style-name="Heading_20_2">
      <style:text-properties officeooo:paragraph-rsid="0010f3cb"/>
    </style:style>
    <style:style style:name="P4" style:family="paragraph" style:parent-style-name="Heading_20_2">
      <style:text-properties officeooo:paragraph-rsid="001b8164"/>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text-properties officeooo:paragraph-rsid="0010f3cb"/>
    </style:style>
    <style:style style:name="P11" style:family="paragraph" style:parent-style-name="Text_20_body" style:list-style-name="L5">
      <style:text-properties officeooo:paragraph-rsid="0011ba64"/>
    </style:style>
    <style:style style:name="P12" style:family="paragraph" style:parent-style-name="Text_20_body" style:list-style-name="L5">
      <style:text-properties officeooo:paragraph-rsid="001b8164"/>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9">
      <style:text-properties officeooo:paragraph-rsid="0011ba64"/>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text-properties officeooo:paragraph-rsid="0011ba64"/>
    </style:style>
    <style:style style:name="P33" style:family="paragraph" style:parent-style-name="Text_20_body" style:list-style-name="L3">
      <style:paragraph-properties fo:margin-top="0in" fo:margin-bottom="0in" loext:contextual-spacing="false"/>
      <style:text-properties officeooo:paragraph-rsid="001b8164"/>
    </style:style>
    <style:style style:name="P34" style:family="paragraph" style:parent-style-name="Text_20_body" style:list-style-name="L20">
      <style:paragraph-properties fo:margin-top="0in" fo:margin-bottom="0in" loext:contextual-spacing="false"/>
    </style:style>
    <style:style style:name="P35" style:family="paragraph" style:parent-style-name="Text_20_body" style:list-style-name="L20">
      <style:paragraph-properties fo:margin-top="0in" fo:margin-bottom="0in" loext:contextual-spacing="false"/>
      <style:text-properties officeooo:paragraph-rsid="0016e74e"/>
    </style:style>
    <style:style style:name="P36" style:family="paragraph" style:parent-style-name="Text_20_body" style:list-style-name="L20">
      <style:paragraph-properties fo:margin-top="0in" fo:margin-bottom="0in" loext:contextual-spacing="false"/>
      <style:text-properties officeooo:paragraph-rsid="0014401e"/>
    </style:style>
    <style:style style:name="P37" style:family="paragraph" style:parent-style-name="Text_20_body" style:list-style-name="L3">
      <style:paragraph-properties fo:margin-top="0in" fo:margin-bottom="0in" loext:contextual-spacing="false"/>
      <style:text-properties officeooo:rsid="001b8164" officeooo:paragraph-rsid="001b8164"/>
    </style:style>
    <style:style style:name="T1" style:family="text">
      <style:text-properties officeooo:rsid="0010f3cb"/>
    </style:style>
    <style:style style:name="T2" style:family="text">
      <style:text-properties fo:font-style="italic" style:font-style-asian="italic" style:font-style-complex="italic"/>
    </style:style>
    <style:style style:name="T3" style:family="text">
      <style:text-properties officeooo:rsid="0011ba64"/>
    </style:style>
    <style:style style:name="T4" style:family="text">
      <style:text-properties fo:font-style="normal" style:font-style-asian="normal" style:font-style-complex="normal"/>
    </style:style>
    <style:style style:name="T5" style:family="text">
      <style:text-properties fo:font-style="normal" officeooo:rsid="0011ba64" style:font-style-asian="normal" style:font-style-complex="normal"/>
    </style:style>
    <style:style style:name="T6" style:family="text">
      <style:text-properties fo:font-style="normal" officeooo:rsid="001b8164" style:font-style-asian="normal" style:font-style-complex="normal"/>
    </style:style>
    <style:style style:name="T7" style:family="text">
      <style:text-properties officeooo:rsid="0014401e"/>
    </style:style>
    <style:style style:name="T8" style:family="text">
      <style:text-properties officeooo:rsid="0016e74e"/>
    </style:style>
    <style:style style:name="T9" style:family="text">
      <style:text-properties officeooo:rsid="001b8164"/>
    </style:style>
    <style:style style:name="T10" style:family="text">
      <style:text-properties officeooo:rsid="001bf32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Education</text:h>
      <text:list xml:id="list3894300258" text:style-name="L1">
        <text:list-item>
          <text:p text:style-name="P29">MFA in Experimental Sound Practices, California Institute of the Arts, Valencia CA, May 2009 </text:p>
        </text:list-item>
        <text:list-item>
          <text:p text:style-name="P5">BM in Music Composition, Philosophy, University of Wisconsin - Eau Claire, Eau Claire WI, May 2007 </text:p>
        </text:list-item>
      </text:list>
      <text:h text:style-name="Heading_20_2" text:outline-level="2">Conferences, Residencies, &amp; Noteworthy Events</text:h>
      <text:list xml:id="list3743067991" text:style-name="L2">
        <text:list-item>
          <text:p text:style-name="P30"><text:span text:style-name="T2">Featured Artist</text:span> Leonardo Music Journal, Issue 29 <text:span text:style-name="T1">(Audio Companion)</text:span>, Fall 2019 </text:p>
        </text:list-item>
        <text:list-item>
          <text:p text:style-name="P30"><text:span text:style-name="T2">Featured Artist</text:span> LAPhil's Noon to Midnight (with Southland Ensemble), Walt Disney Concert Hall, Spring 2019 </text:p>
        </text:list-item>
        <text:list-item>
          <text:p text:style-name="P30"><text:span text:style-name="T2">Technologist/Designer</text:span> SKATERS' SCORE: A performance by Alison O'Daniel (w/ Joan Los Angeles), Spring 2019 </text:p>
        </text:list-item>
        <text:list-item>
          <text:p text:style-name="P30"><text:span text:style-name="T2">Curator/Producer</text:span> the wulf. &amp; Coaxial x Compose LA: Liam Mooney's Flatland (w/ Los Angeles Department of Cultural Affairs), Spring 2019 </text:p>
        </text:list-item>
        <text:list-item>
          <text:p text:style-name="P30"><text:span text:style-name="T2">Conference</text:span> Antiracist Tactics for Digitally Engaged Teaching and Learning (panel with Shana Agid, Ben Caldwell, and Elizabeth Chin), Digitally Engaged Learning Conference, Toronto CA, Fall 2018 </text:p>
        </text:list-item>
        <text:list-item>
          <text:p text:style-name="P30"><text:span text:style-name="T2">Featured Artist</text:span> Melt Me Into the Ocean (w/ Indexical), Seabright State Beach &amp; Ocean View Park, Santa Cruz CA, Fall 2018 </text:p>
        </text:list-item>
        <text:list-item>
          <text:p text:style-name="P30"><text:span text:style-name="T2">Grant</text:span> ArtCenter Faculty Project Grant, Laboratwa Elektronik Matenwa, Spring 2018 </text:p>
        </text:list-item>
        <text:list-item>
          <text:p text:style-name="P30"><text:span text:style-name="T2">Featured Artist</text:span> LAPhil's Noon to Midnight (with the wulf., Southland Ensemble), Walt Disney Concert Hall, Fall 2017 </text:p>
        </text:list-item>
        <text:list-item>
          <text:p text:style-name="P30"><text:span text:style-name="T2">Technologist/Designer</text:span> 3 Below: The Basement (for NewTown Arts, as part of PUMP 2017), Long Beach, CA, Fall 2017 </text:p>
        </text:list-item>
        <text:list-item>
          <text:p text:style-name="P30"><text:span text:style-name="T2">Conference</text:span> "ghostses" (performed by Bent Duo), Performing Indeterminacy: An International Conference, University of Leeds UK, Summer 2017 </text:p>
        </text:list-item>
        <text:list-item>
          <text:p text:style-name="P30"><text:span text:style-name="T2">Featured Artist</text:span> "The Readers Chorus and The Dog Star Orchestra," The Geffen Contemporary at MOCA, Summer 2017 </text:p>
        </text:list-item>
        <text:list-item>
          <text:p text:style-name="P30"><text:span text:style-name="T2">Conference</text:span> "Repurpose, Remix, Bend: Piloting A Locally Defined Technology Curriculum," Annual Meeting of the Society for Applied Anthropology, Santa Fe NM, Spring 2017 </text:p>
        </text:list-item>
        <text:list-item>
          <text:p text:style-name="P30"><text:span text:style-name="T2">Exhibition</text:span> "Neon Moon" (with Nikita Pashenkov, Steven Ziadie), THIS KNOWN WORLD: Spontaneous Particulars of the Poetic Research Bureau, MOCA - Los Angeles, Jan - June 2017 </text:p>
        </text:list-item>
        <text:list-item>
          <text:p text:style-name="P30"><text:span text:style-name="T2">Commission</text:span> "ghostses," for Bent Duo, Winter 2016 - Spring 2017 </text:p>
        </text:list-item>
        <text:list-item>
          <text:p text:style-name="P30"><text:span text:style-name="T2">Featured Artist</text:span> Umbral 28 Tercer Aniversario, Mexico City and Oaxaca MX, October 28 and 30th 2016 </text:p>
        </text:list-item>
        <text:list-item>
          <text:p text:style-name="P30"><text:soft-page-break/><text:span text:style-name="T2">Conference</text:span> "Maker Spaces in Schools of Art and Design," Make Schools Alliance Meeting at the White House, Washington D.C., Spring 2016 </text:p>
        </text:list-item>
        <text:list-item>
          <text:p text:style-name="P30"><text:span text:style-name="T2">Featured Artist</text:span> Cabinet Magazine/Machine Project: Clapping, Spring 2014 </text:p>
        </text:list-item>
        <text:list-item>
          <text:p text:style-name="P30"><text:span text:style-name="T2">Featured Artist</text:span> Alvarado Caverns and Mystery Theater (Machine Project), Fall 2013 </text:p>
        </text:list-item>
        <text:list-item>
          <text:p text:style-name="P30"><text:span text:style-name="T2">Featured Artist</text:span> Intimate Science (with Machine Project), Alyce De Roulet Williamson Gallery Art Center College of Design, Summer 2013 </text:p>
        </text:list-item>
        <text:list-item>
          <text:p text:style-name="P30"><text:span text:style-name="T2">Featured Artist</text:span> "the wulf. at WinterFest," Los Angeles CA, Winter 2012 </text:p>
        </text:list-item>
        <text:list-item>
          <text:p text:style-name="P30"><text:span text:style-name="T2">Artist Talk</text:span> Center for Integrative Research and Exhibition's "artTech," Santa Fe NM, Spring 2012 </text:p>
        </text:list-item>
        <text:list-item>
          <text:p text:style-name="P30"><text:span text:style-name="T2">Commission</text:span> "possible round(s)," for the wulf.'s "Rounds" LP, Spring 2012 </text:p>
        </text:list-item>
        <text:list-item>
          <text:p text:style-name="P30"><text:span text:style-name="T2">Commission</text:span> "storefront + scopes, circuits [intervention, investigation]," for Nate Page's Storefront Plaza (Machine Project), Fall 2011 </text:p>
        </text:list-item>
        <text:list-item>
          <text:p text:style-name="P30"><text:span text:style-name="T2">Featured Artist</text:span> Machine Project's Summer Jubilee at The Walker Art Center, Minneapolis MN, July 21st 2011 </text:p>
        </text:list-item>
        <text:list-item>
          <text:p text:style-name="P30"><text:span text:style-name="T2">Featured Artist</text:span> MOCA's Sunday Studio (with the wulf.), Los Angeles CA, July 3rd 2011 </text:p>
        </text:list-item>
        <text:list-item>
          <text:p text:style-name="P30"><text:span text:style-name="T2">Featured Artist</text:span> MOCA's Big Family Day (with the wulf.), Los Angeles CA, June 5th 2011 </text:p>
        </text:list-item>
        <text:list-item>
          <text:p text:style-name="P30"><text:span text:style-name="T2">Exhibition</text:span> SEMBLANCE: The Results of Faktura at SpaceCamp MicroGallery, Indianapolis IN, May 6th 2011 </text:p>
        </text:list-item>
        <text:list-item>
          <text:p text:style-name="P30"><text:span text:style-name="T2">Conference</text:span> "Pacific Ocean" (with Brenda Hillman, Mike Winter), Geography of Hope Literary Conference, Point Reyes CA, March 19th 2011 </text:p>
        </text:list-item>
        <text:list-item>
          <text:p text:style-name="P30"><text:span text:style-name="T2">Featured Artist</text:span> Glow Festival, Santa Monica CA, September 25th 2010 </text:p>
        </text:list-item>
        <text:list-item>
          <text:p text:style-name="P30"><text:span text:style-name="T2">Featured Artist</text:span> CEAIT Festival (at REDCAT), Los Angeles CA, March 4th-5th 2010 </text:p>
        </text:list-item>
        <text:list-item>
          <text:p text:style-name="P30"><text:span text:style-name="T2">Residency</text:span> ISSUE Project Room/MATA, New York City NY, January 13th 2010 </text:p>
        </text:list-item>
        <text:list-item>
          <text:p text:style-name="P30"><text:span text:style-name="T2">Residency</text:span> STEIM, Amsterdam NL, Fall 2009 </text:p>
        </text:list-item>
        <text:list-item>
          <text:p text:style-name="P30"><text:span text:style-name="T2">Residency</text:span> Atlantic Center for the Arts, New Smyrna Beach FL, Summer 2009 </text:p>
        </text:list-item>
        <text:list-item>
          <text:p text:style-name="P30"><text:span text:style-name="T2">Fellowship</text:span> Bang on a Can Summer Music Festival, North Adams, MA, Summer 2008 </text:p>
        </text:list-item>
        <text:list-item>
          <text:p text:style-name="P30"><text:span text:style-name="T2">Grant</text:span> ASCAP Foundation, for the Bang on a Can Summer Music Festival, Summer 2008 </text:p>
        </text:list-item>
        <text:list-item>
          <text:p text:style-name="P6"><text:span text:style-name="T2">Exhibition</text:span> Soundwalk, Long Beach CA, September 20th 2008 </text:p>
        </text:list-item>
      </text:list>
      <text:h text:style-name="Heading_20_2" text:outline-level="2">Discography</text:h>
      <text:list xml:id="list135625844" text:style-name="L3">
        <text:list-item>
          <text:p text:style-name="P32"><text:span text:style-name="T5">[</text:span><text:span text:style-name="T6">SCENE MISSING</text:span>, Casey Anderson, LP / <text:span text:style-name="T9">Download</text:span>, a wave press, <text:span text:style-name="T3">2021]</text:span></text:p>
        </text:list-item>
        <text:list-item>
          <text:p text:style-name="P37"><text:span text:style-name="T2">yon ti vizit</text:span><text:span text:style-name="T4">, Elizabeth Chin, Anetude "Zaza" Geffrard, Casey Anderson, LP / Download, a wave press, US, 2020</text:span></text:p>
        </text:list-item>
        <text:list-item>
          <text:p text:style-name="P33"><text:span text:style-name="T2">Bent Duo Presents ghostses by Casey Anderson Bent Duo</text:span>, <text:span text:style-name="T3">Bent Duo / Casey Anderson, </text:span><text:span text:style-name="T5">CD / </text:span><text:span text:style-name="T6">Download</text:span><text:span text:style-name="T5">,</text:span> a wave press, US, 2019 </text:p>
        </text:list-item>
        <text:list-item>
          <text:p text:style-name="P32"><text:soft-page-break/><text:span text:style-name="T2">some betweens (on Notes from the Sub-Underground)</text:span>, <text:span text:style-name="T3">Curated by </text:span>Travis Just and Kara Feely, Digital, 2017</text:p>
        </text:list-item>
        <text:list-item>
          <text:p text:style-name="P31"><text:span text:style-name="T2">RADIOS,</text:span> Casey Anderson, CD, a wave press, US, 2016 </text:p>
        </text:list-item>
        <text:list-item>
          <text:p text:style-name="P31"><text:span text:style-name="T2">Five Lines,</text:span> Casey Anderson / Jason Kahn / Günter Müller / Norbert Möslang / Mark Trayle, <text:span text:style-name="T3">CD,</text:span> Mikroton Recordings &amp; Publishing, Ltd., RU, 2014 </text:p>
        </text:list-item>
        <text:list-item>
          <text:p text:style-name="P31"><text:span text:style-name="T2">CLPPNG</text:span> Clipping, CD/2xLP, Sub Pop, US, 2014 (Saxophone on "Taking Off") </text:p>
        </text:list-item>
        <text:list-item>
          <text:p text:style-name="P31"><text:span text:style-name="T2">west coast soundings</text:span> Gratkowski / Mense / Lukoszevieze / Josel / koch, 2xCD, Edition Wandelweiser Records (EWR 1404/05), DE, 2014 </text:p>
        </text:list-item>
        <text:list-item>
          <text:p text:style-name="P31"><text:span text:style-name="T2">rounds</text:span> the wulf., LP, the wulf. records, US, 2013 </text:p>
        </text:list-item>
        <text:list-item>
          <text:p text:style-name="P31"><text:span text:style-name="T2">mothlight</text:span> Casey Anderson, CS, Khalija (khalija042), US, 2013 </text:p>
        </text:list-item>
        <text:list-item>
          <text:p text:style-name="P31"><text:span text:style-name="T2">solo/many</text:span> Casey Anderson, CS, Tape Room (TRK71302), US, 2013 </text:p>
        </text:list-item>
        <text:list-item>
          <text:p text:style-name="P31"><text:span text:style-name="T2">D Minor / Bb Major</text:span> The Dog Star Orchestra, CD, Slub Music (SMCD 19), JP, 2012 </text:p>
        </text:list-item>
        <text:list-item>
          <text:p text:style-name="P31"><text:span text:style-name="T2">Heart's Reflections</text:span> Wadada Leo Smith's Organic, 2xCD, Cuneiform Records (Rune 330/331), US, 2011 (Saxophone on "The Shaykh, as far as Humaythira") </text:p>
        </text:list-item>
        <text:list-item>
          <text:p text:style-name="P31"><text:span text:style-name="T2">unflowered</text:span> Casey Anderson, Digital, Absence of Wax, US, 2011 </text:p>
        </text:list-item>
        <text:list-item>
          <text:p text:style-name="P31"><text:span text:style-name="T2">alabaster (on telemetry)</text:span> Casey Anderson, Digital, Khalija (khalija019), US, 2011 </text:p>
        </text:list-item>
        <text:list-item>
          <text:p text:style-name="P31"><text:span text:style-name="T2">Only [Harmony Series #17]</text:span> Michael Pisaro's Only [Harmony Series #17], Digital, Compost and Height, UK, 2009 </text:p>
        </text:list-item>
        <text:list-item>
          <text:p text:style-name="P31"><text:span text:style-name="T2">6 Guitars</text:span> LP, with Thomas Wincek/Collections of Colonies of Bees, Table of the Elements (TOE-LP-92), US, 2007 </text:p>
        </text:list-item>
        <text:list-item>
          <text:p text:style-name="P7"><text:span text:style-name="T2">Segni</text:span> EP, with Thomas Wincek/All Tiny Creatures, Hometapes (HT030), US, 2006 </text:p>
        </text:list-item>
      </text:list>
      <text:h text:style-name="Heading_20_2" text:outline-level="2">Publications</text:h>
      <text:list xml:id="list2761857148" text:style-name="L4">
        <text:list-header>
          <text:p text:style-name="P8"><text:a xlink:type="simple" xlink:href="https://www.mitpressjournals.org/doi/abs/10.1162/lmj_a_01078" office:target-frame-name="_blank" xlink:show="new" text:style-name="Internet_20_link" text:visited-style-name="Visited_20_Internet_20_Link">Sonic Commentary: Language as a Wilderness Contributors' Notes; Page 7, ghostses</text:a> Leonardo Music Journal, Vol. 29 Audio Companion, December 2019</text:p>
          <text:p text:style-name="P8"><text:a xlink:type="simple" xlink:href="https://www.americananthropologist.org/2018/04/10/repurpose-remix-bend-piloting-a-locally-defined-technology-curriculum/" text:style-name="Internet_20_link" text:visited-style-name="Visited_20_Internet_20_Link">Repurpose, Remix, Bend: Piloting A Locally Defined Technology Curriculum</text:a>, American Anthropologist, April 10th 2018</text:p>
          <text:p text:style-name="P8"><text:a xlink:type="simple" xlink:href="https://www.newmusicbox.org/articles/faithfully-re-presenting-the-outside-world/" office:target-frame-name="_blank" xlink:show="new" text:style-name="Internet_20_link" text:visited-style-name="Visited_20_Internet_20_Link">Faithfully Re-presenting the Outside World</text:a> NewMusicBox, June 12th 2013</text:p>
          <text:p text:style-name="P8"><text:span text:style-name="T2">Changes: 64 pieces for 6 Harps</text:span>, by Jim Tenney Smith Publications, Winter 2009 to Fall 2017 <text:line-break/>Copy-editing, archiving, transcription, and engraving for this incomplete set of pieces, to lead to future publication, recordings, and performances. With Lauren Pratt and Michael Winter.</text:p>
        </text:list-header>
      </text:list>
      <text:h text:style-name="P4" text:outline-level="2"><text:soft-page-break/>Affiliations</text:h>
      <text:list xml:id="list3315470893" text:style-name="L5">
        <text:list-header>
          <text:p text:style-name="P10"><text:a xlink:type="simple" xlink:href="https://awavepress.com/" office:target-frame-name="_blank" xlink:show="new" text:style-name="Internet_20_link" text:visited-style-name="Visited_20_Internet_20_Link">a wave press</text:a> 2016 to present <text:line-break/>Owner, curator for this publishing outlet dedicated to experiments in and around music and sound. </text:p>
          <text:p text:style-name="P12"><text:a xlink:type="simple" xlink:href="http://www.thewulf.org/" office:target-frame-name="_blank" xlink:show="new" text:style-name="Internet_20_link" text:visited-style-name="Visited_20_Internet_20_Link">the wulf.</text:a> 2014 to present<text:line-break/><text:span text:style-name="T9">Operations Manager (2018 - present), </text:span>Artistic Advisory Board Member, <text:span text:style-name="T7">Producer, Curator (2014 - 2018)</text:span></text:p>
          <text:p text:style-name="P11"><text:a xlink:type="simple" xlink:href="https://experimentalmusicyearbook.com/" office:target-frame-name="_blank" xlink:show="new" text:style-name="Internet_20_link" text:visited-style-name="Visited_20_Internet_20_Link">Experimental Music Yearbook</text:a> 2009 to present<text:line-break/>Co-founder and curatorial/editorial staff member for this web-journal dedicated to new experimental music, the publication of which coincides with a festival throughout the US, for which I also act as producer. With Michael Pisaro (2009), Sara Roberts (2010), Scott Cazan (2011 to present), Laura Steenberge (2012), Olivia Block (2014), Travis Just (2015), Jessie Marino (2016), and John P. Hastings (2009 to present)</text:p>
          <text:p text:style-name="P12"><text:a xlink:type="simple" xlink:href="https://www.dwarfcraft.com/" text:style-name="Internet_20_link" text:visited-style-name="Visited_20_Internet_20_Link"><text:span text:style-name="T4">Dwarfcraft Devices</text:span></text:a><text:span text:style-name="T4"> 2019 to </text:span><text:span text:style-name="T6">2020</text:span><text:span text:style-name="T4"> <text:line-break/>Contract programmer for this Wisconsin-based Pedal Manufacturer</text:span></text:p>
          <text:p text:style-name="P9"><text:a xlink:type="simple" xlink:href="http://dogstarorchestra.com/" text:style-name="Internet_20_link" text:visited-style-name="Visited_20_Internet_20_Link"><text:span text:style-name="T4">The Dog Star Orchestra</text:span></text:a> 2016 to 2019<text:line-break/>Board Member, Archivist </text:p>
          <text:p text:style-name="P9"><text:a xlink:type="simple" xlink:href="https://www.southlandensemble.com/" text:style-name="Internet_20_link" text:visited-style-name="Visited_20_Internet_20_Link"><text:span text:style-name="T4">Southland Ensemble</text:span></text:a> 2013 to 2019<text:line-break/>Core Member </text:p>
        </text:list-header>
      </text:list>
      <text:h text:style-name="Heading_20_2" text:outline-level="2">Teaching Experience</text:h>
      <text:h text:style-name="Heading_20_3" text:outline-level="3">Art Center College of Design, Pasadena, CA</text:h>
      <text:h text:style-name="Heading_20_4" text:outline-level="4">Adjunct Professor, Humanities &amp; Science</text:h>
      <text:list xml:id="list1925569891" text:style-name="L6">
        <text:list-header>
          <text:p text:style-name="P13"><text:span text:style-name="T2">Physical Computing</text:span> Summer 2015 to present <text:line-break/>Introduced students to the creative affordances of physical computing by way of hands-on experiments across a continuum of technologies. Students learned programming concepts (Python3), and basic electronics, as well as strategies for their interaction, via the HUZZAH32. </text:p>
        </text:list-header>
      </text:list>
      <text:h text:style-name="Heading_20_4" text:outline-level="4">Making Lab Supervisor, Media Design Practices</text:h>
      <text:list xml:id="list3985880877" text:style-name="L7">
        <text:list-header>
          <text:p text:style-name="P14">Fall 2011 to present <text:line-break/>Coached, assisted, and critiqued students in the Media Design Practices program on utilizing technology in their work. Designed and ran workshops on various topics related to technology <text:soft-page-break/>in an interdisciplinary design context. Team-taught courses with MDP's core faculty. Acted as MFA Adjunct Thesis Advisor/Committee Member. Designed and Managed MDP's Making Lab. </text:p>
        </text:list-header>
      </text:list>
      <text:h text:style-name="Heading_20_4" text:outline-level="4">Adjunct Professor, Integrated Studies</text:h>
      <text:list xml:id="list90898523" text:style-name="L8">
        <text:list-header>
          <text:p text:style-name="P15"><text:span text:style-name="T2">p5.js Lab</text:span> Fall 2018 to Summer 2019 <text:line-break/>Introduced students to the creative affordances provided by computation via hands-on experiments with the Processing (p5.js) programming language. Students learned foundational concepts required for creative coding in a visual environment. Students also received an introduction to basic aspects of sound phenomena and experimented with strategies for communicating sound experiences through visual media. </text:p>
        </text:list-header>
      </text:list>
      <text:h text:style-name="Heading_20_4" text:outline-level="4">Adjunct Professor, Media Design Practices</text:h>
      <text:list xml:id="list1131495984" text:style-name="L9">
        <text:list-header>
          <text:p text:style-name="P16"><text:span text:style-name="T2">Field Core C</text:span> Fall 2016 to Spring 2018 <text:line-break/>Explored the social nature of technology via three parallel points of departure: learning various languages and paradigms popular in open source software and hardware communities (with an emphasis on the Raspberry Pi 3), collaborating on a GitHub reference database for creative work with the Raspberry Pi 3, and developing / deploying socially-oriented prototypes in response to a series of design prompts. </text:p>
          <text:p text:style-name="P17"><text:span text:style-name="T2">Field Projects 1</text:span> Fall 2016 to Spring 2018 <text:line-break/>Explored strategies for leveraging technology for work with people and publics, in developing environments, and with marginalized communities. <text:span text:style-name="T3">W</text:span>ith Elizabeth Chin.</text:p>
          <text:p text:style-name="P17"><text:span text:style-name="T2">Field Projects 2</text:span> Fall 2016 to Spring 2018 <text:line-break/>An inquiry-led, field-based studio which focused on developing critical design projects, transdisciplinary discourse, and field practices. Emphasis was on using field engagements as a way to develop individual and design points-of-view (on process, engagement, &amp; intervention). <text:span text:style-name="T3">W</text:span>ith Sean Donahue and Elizabeth Chin.</text:p>
        </text:list-header>
      </text:list>
      <text:h text:style-name="Heading_20_3" text:outline-level="3">Machine Project, Los Angeles, CA</text:h>
      <text:h text:style-name="Heading_20_4" text:outline-level="4">Instructor</text:h>
      <text:list xml:id="list1687968395" text:style-name="L10">
        <text:list-header>
          <text:p text:style-name="P18"><text:span text:style-name="T2">Sousveillance</text:span> Spring 2017 <text:line-break/>Participants explored strategies for citizen surveillance (i.e. sousveillance) in the context of the Raspberry Pi development environment. </text:p>
          <text:p text:style-name="P18"><text:span text:style-name="T2">Becoming Anonymous / Becoming More Anonymous</text:span> Spring and Summer 2014 <text:line-break/>Participants explored methods for the circumvention or blocking of digital and real-world surveillance. With Tim Schwartz. </text:p>
          <text:p text:style-name="P18"><text:soft-page-break/><text:span text:style-name="T2">Electric Bodies</text:span> Summer 2013 <text:line-break/>Organized around a series of collaborative activities and brief lectures, participants explored the electrical characteristics of the human body while learning about basic principles of electronics. </text:p>
          <text:p text:style-name="P18"><text:span text:style-name="T2">Max/MSP</text:span> Spring 2011 <text:line-break/>Instructed participants on basic to advanced topics of utilizing the Max/MSP programming environment. With Beth McMullin. </text:p>
          <text:p text:style-name="P18"><text:span text:style-name="T2">Basic Electronics for Artists</text:span> Spring 2011 <text:line-break/>Instructed participants on basic concepts of electronics and their possible implementation in one's art practice. Participants built an amplifier, synthesizer, and contact microphone. </text:p>
          <text:p text:style-name="P18"><text:span text:style-name="T2">David Tudor's Rainforest IV</text:span> Winter 2010 <text:line-break/>Instructed participants on the ideas behind David Tudor's Rainforest IV. Included instruction on the construction of amplifiers, audio output transformers, and contact microphones. Culminated in a group exhibition of the piece at Machine Project. </text:p>
          <text:p text:style-name="P18"><text:span text:style-name="T2">Electric Melon</text:span> Fall 2010 to 2012 <text:line-break/>Instructed participants on the construction of contact microphones to create amplified, edible drums out of melons. At Houston Fine Arts Fair (2012), Berkeley Art Museum (Spring 2011), Armory Center for the Arts (Spring 2011), and LACMA (Fall 2010). </text:p>
          <text:p text:style-name="P18"><text:span text:style-name="T2">Contact Microphone Workshop/Amplified Party</text:span> Summer 2010 <text:line-break/>Instructed participants on the construction of contact microphones, culminating in an installation/amplified dinner party. With John P. Hastings. </text:p>
        </text:list-header>
      </text:list>
      <text:h text:style-name="Heading_20_3" text:outline-level="3">Art Institute of Los Angeles, Santa Monica, CA</text:h>
      <text:h text:style-name="Heading_20_4" text:outline-level="4">Adjunct Faculty</text:h>
      <text:list xml:id="list1941355255" text:style-name="L11">
        <text:list-header>
          <text:p text:style-name="P19"><text:span text:style-name="T2">Experimental Sound Design</text:span> Spring 2012 to Fall 2012 <text:line-break/>Focused on experimental performance practices, interactivity, digital media, software design/programming, instrument design, installations, acoustics, and perception. </text:p>
          <text:p text:style-name="P19"><text:span text:style-name="T2">Audio Technology I</text:span> Summer 2011 to Winter 2012 <text:line-break/>Examined the principles of audio signals and the equipment used to record, process, and distribute audio content. </text:p>
          <text:p text:style-name="P19"><text:span text:style-name="T2">Advanced Sound Design</text:span> Spring 2011 <text:line-break/>Advanced digital signal processing in the Max/MSP programming environment. </text:p>
          <text:p text:style-name="P19"><text:span text:style-name="T2">Audio Electronics 2</text:span> Winter 2011 to Fall 2012 <text:line-break/>Intermediate concepts of electronics/circuitry and circuit design (with special emphasis on synthesizer design and fabrication). </text:p>
          <text:p text:style-name="P19"><text:soft-page-break/><text:span text:style-name="T2">Audio Electronics 1</text:span> Fall 2010 to Fall 2012 <text:line-break/>Basic concepts of electronics/circuitry as they relate to audio. Culminated with an exhibition of David Tudor's Rainforest IV. </text:p>
        </text:list-header>
      </text:list>
      <text:h text:style-name="Heading_20_2" text:outline-level="2">Guest Lectures</text:h>
      <text:h text:style-name="Heading_20_3" text:outline-level="3">Pomona College, Claremont CA</text:h>
      <text:list xml:id="list2638550216" text:style-name="L12">
        <text:list-header>
          <text:p text:style-name="P20"><text:span text:style-name="T2">RPi3 for Installations Bootcamp</text:span> Fall 2017 <text:line-break/>The basics of Unix, Bash, Python3, and Linux were introduced in the context of addressing common media/art installation needs with the Raspberry Pi 3 as part of Mark Allen's Installation Art class. </text:p>
        </text:list-header>
      </text:list>
      <text:h text:style-name="Heading_20_3" text:outline-level="3">California Institute of the Arts, Valencia CA</text:h>
      <text:list xml:id="list3904436713" text:style-name="L13">
        <text:list-header>
          <text:p text:style-name="P21"><text:span text:style-name="T2">Creative Music Electronics</text:span> Spring 2015 <text:line-break/>Critiqued and coached students regarding successful electro-acoustic performance practices in Mark Trayle's class in the School of Music. </text:p>
        </text:list-header>
      </text:list>
      <text:h text:style-name="Heading_20_3" text:outline-level="3">Rhode Island School of Design, Providence RI</text:h>
      <text:list xml:id="list1019300905" text:style-name="L14">
        <text:list-header>
          <text:p text:style-name="P22"><text:span text:style-name="T2">Micro Experiences Lab</text:span> Spring 2013 <text:line-break/>Guest Critic. Critiqued students' Final Project proposals in Shona Kitchen's class in the Digital Media program. </text:p>
        </text:list-header>
      </text:list>
      <text:h text:style-name="Heading_20_3" text:outline-level="3">Art Center College of Design, Pasadena, CA</text:h>
      <text:list xml:id="list4205467597" text:style-name="L15">
        <text:list-header>
          <text:p text:style-name="P23"><text:span text:style-name="T2">Introduction to Electronics + Arduino</text:span> Fall 2012 <text:line-break/>Two-week lecture and workshop for Graduate Environment Design students in Kenneth Cameron's Ambient Media + Interactivity class. Introduced basic electronics as well as the fundamentals necessary to prototype with Arduino. </text:p>
        </text:list-header>
      </text:list>
      <text:h text:style-name="Heading_20_3" text:outline-level="3">Pomona College, Claremont CA</text:h>
      <text:list xml:id="list2787293461" text:style-name="L16">
        <text:list-header>
          <text:p text:style-name="P24"><text:span text:style-name="T2">thresholds</text:span> Fall 2012 <text:line-break/>Lead students in Mark Allen's Junior/Senior Art Major Seminar through "thresholds," a participatory performance/installation exploring silence and the process of listening. Culminated in a group installation of various circuits tuned to the ambient characteristics of the room. </text:p>
        </text:list-header>
      </text:list>
      <text:h text:style-name="Heading_20_3" text:outline-level="3"><text:soft-page-break/>Otis College of Art and Design, Los Angeles, CA</text:h>
      <text:list xml:id="list4117084737" text:style-name="L17">
        <text:list-header>
          <text:p text:style-name="P25"><text:span text:style-name="T2">Circuit Bending</text:span> 2011 <text:line-break/>Lecture and workshop covering basic electronics for Artists, as well as an introduction to Circuit Bending, in Adam Overton's Moving Parts class. Assisted students in circuit bending a sound-making children's toy.</text:p>
        </text:list-header>
      </text:list>
      <text:h text:style-name="Heading_20_3" text:outline-level="3">California Institute of the Arts, Valencia CA</text:h>
      <text:list xml:id="list1020205086" text:style-name="L18">
        <text:list-header>
          <text:p text:style-name="P26"><text:span text:style-name="T2">Wacom Tablet</text:span> 2009 <text:line-break/>Lecture on Instrument Design for the Intuos3 Wacom Tablet in Mark Trayle's Supercollider class.</text:p>
        </text:list-header>
      </text:list>
      <text:h text:style-name="Heading_20_3" text:outline-level="3">University of Wisconsin – Eau Claire, Eau Claire WI</text:h>
      <text:list xml:id="list2146576510" text:style-name="L19">
        <text:list-header>
          <text:p text:style-name="P27"><text:span text:style-name="T2">Minimalism: an Overview and Analysis</text:span> 2005 - 2007 <text:line-break/>Two day lecture to students in the Twentieth Century Techniques class. Included analysis of Steve Reich's "Music for 18 Musicians" and Terry Riley's "In C."</text:p>
          <text:p text:style-name="P27"><text:span text:style-name="T2">John Cage's 4'33"</text:span> 2006 <text:line-break/>Lecture given to Philosophy students in the Postmodernism class. Included a performance of the piece on Alto Saxophone.</text:p>
        </text:list-header>
      </text:list>
      <text:h text:style-name="Heading_20_2" text:outline-level="2">Technology</text:h>
      <text:list xml:id="list2043962196" text:style-name="L20">
        <text:list-item>
          <text:p text:style-name="P35">Supercollider, Python, <text:span text:style-name="T8">JavaScript (including p5.js)</text:span></text:p>
        </text:list-item>
        <text:list-item>
          <text:p text:style-name="P34">Electronics, Circuit Design, PCB Manufacturing</text:p>
        </text:list-item>
        <text:list-item>
          <text:p text:style-name="P36">Physical Computing <text:span text:style-name="T8">(ESP32, Arduino)</text:span></text:p>
        </text:list-item>
        <text:list-item>
          <text:p text:style-name="P34">Embedded Systems (Raspberry Pi, etc.)</text:p>
        </text:list-item>
        <text:list-item>
          <text:p text:style-name="P34">Rapid Prototyping (CNC, 3D Printers, <text:span text:style-name="T3">Laser Cutters</text:span>)</text:p>
        </text:list-item>
        <text:list-item>
          <text:p text:style-name="P34">Digital Signal Processing</text:p>
        </text:list-item>
        <text:list-item>
          <text:p text:style-name="P34">Sound Design</text:p>
        </text:list-item>
        <text:list-item>
          <text:p text:style-name="P34">Field Recording</text:p>
        </text:list-item>
        <text:list-item>
          <text:p text:style-name="P34">Music Notation <text:span text:style-name="T10">(</text:span>Lilypond, Sibelius<text:span text:style-name="T10">)</text:span></text:p>
        </text:list-item>
        <text:list-item>
          <text:p text:style-name="P34">Git / Version Control</text:p>
        </text:list-item>
        <text:list-item>
          <text:p text:style-name="P28">Linux, Mac 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f3cb" officeooo:paragraph-rsid="0010f3cb"/>
    </style:style>
    <style:style style:name="MP2" style:family="paragraph" style:parent-style-name="Header">
      <style:paragraph-properties fo:text-align="end" style:justify-single-word="false"/>
      <style:text-properties officeooo:rsid="0011ba64" officeooo:paragraph-rsid="0011ba64"/>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asey Anderson</text:p>
        <text:p text:style-name="MP2"><text:a xlink:type="simple" xlink:href="https://caseyanderson.com/" text:style-name="Internet_20_link" text:visited-style-name="Visited_20_Internet_20_Link">https://caseyanderson.com/</text:a></text:p>
        <text:p text:style-name="MP1"><text:a xlink:type="simple" xlink:href="mailto:cta@caseyanderson.com" text:style-name="Internet_20_link" text:visited-style-name="Visited_20_Internet_20_Link">cta@caseyanderson.com</text:a></text:p>
        <text:p text:style-name="MP1">213-453-080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8:48:57.702348956</meta:creation-date>
    <dc:date>2021-01-19T15:46:58.549829933</dc:date>
    <meta:editing-duration>PT52M31S</meta:editing-duration>
    <meta:editing-cycles>6</meta:editing-cycles>
    <meta:generator>LibreOffice/6.2.3.2$MacOSX_X86_64 LibreOffice_project/aecc05fe267cc68dde00352a451aa867b3b546ac</meta:generator>
    <meta:document-statistic meta:table-count="0" meta:image-count="0" meta:object-count="0" meta:page-count="8" meta:paragraph-count="134" meta:word-count="2221" meta:character-count="14844" meta:non-whitespace-character-count="12752"/>
  </office:meta>
</office:document-meta>
</file>